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F20000018982D7CD120BB9770B.png" manifest:media-type="image/png"/>
  <manifest:file-entry manifest:full-path="Pictures/100000010000052700000296AC56B0EEAB2F093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2" draw:name="Image1" text:anchor-type="char" svg:width="6.9252in" svg:height="3.4752in" draw:z-index="0"><draw:image xlink:href="Pictures/100000010000052700000296AC56B0EEAB2F093B.png" xlink:type="simple" xlink:show="embed" xlink:actuate="onLoad" draw:mime-type="image/png"/></draw:frame><text:s text:c="4"/></text:p>
      <text:p text:style-name="Standard"/>
      <text:p text:style-name="Standard"><text:s text:c="147"/></text:p>
      <text:p text:style-name="P1"/>
      <text:p text:style-name="Standard"><draw:frame draw:style-name="fr1" draw:name="Image2" text:anchor-type="char" svg:width="5.1882in" svg:height="4.0937in" draw:z-index="1"><draw:image xlink:href="Pictures/10000001000001F20000018982D7CD120BB9770B.png" xlink:type="simple" xlink:show="embed" xlink:actuate="onLoad" draw:mime-type="image/png"/></draw:frame><text:page-number text:select-page="current">2</text:page-number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5T13:04:19</meta:creation-date>
    <dc:date>2022-10-15T13:52:21.303000000</dc:date>
    <meta:editing-duration>PT13M49S</meta:editing-duration>
    <meta:editing-cycles>1</meta:editing-cycles>
    <meta:document-statistic meta:table-count="0" meta:image-count="2" meta:object-count="0" meta:page-count="2" meta:paragraph-count="3" meta:word-count="1" meta:character-count="152" meta:non-whitespace-character-count="1"/>
    <meta:generator>LibreOffice/7.2.2.2$Windows_X86_64 LibreOffice_project/02b2acce88a210515b4a5bb2e46cbfb63fe97d56</meta:generator>
  </office:meta>
</office:document-meta>
</file>